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0ceb" officeooo:paragraph-rsid="001f0ceb"/>
    </style:style>
    <style:style style:name="P2" style:family="paragraph" style:parent-style-name="Heading_20_1">
      <style:paragraph-properties fo:margin-left="-0.009cm" fo:text-indent="-0.018cm" style:auto-text-indent="false"/>
      <style:text-properties officeooo:paragraph-rsid="001f0ceb"/>
    </style:style>
    <style:style style:name="P3" style:family="paragraph" style:parent-style-name="Heading_20_2">
      <style:text-properties officeooo:rsid="001f0ceb" officeooo:paragraph-rsid="0022acfb"/>
    </style:style>
    <style:style style:name="P4" style:family="paragraph" style:parent-style-name="Heading_20_2">
      <style:text-properties officeooo:rsid="0022acfb" officeooo:paragraph-rsid="0022acfb"/>
    </style:style>
    <style:style style:name="P5" style:family="paragraph" style:parent-style-name="Heading_20_2">
      <style:paragraph-properties fo:margin-left="0cm" fo:margin-right="0cm" fo:text-indent="0cm" style:auto-text-indent="false"/>
      <style:text-properties officeooo:rsid="00240735" officeooo:paragraph-rsid="00240735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Heading_20_3">
      <style:text-properties style:font-name="Liberation Serif" fo:font-size="18pt" fo:font-weight="bold" officeooo:rsid="00240735" style:font-name-asian="NSimSun" style:font-size-asian="18pt" style:font-weight-asian="bold" style:font-name-complex="Lucida Sans2" style:font-size-complex="18pt" style:font-weight-complex="bold"/>
    </style:style>
    <style:style style:name="P8" style:family="paragraph" style:parent-style-name="Standard">
      <style:paragraph-properties fo:margin-left="-0.009cm" fo:text-indent="-0.018cm" style:auto-text-indent="false"/>
      <style:text-properties officeooo:paragraph-rsid="001f0ceb"/>
    </style:style>
    <style:style style:name="P9" style:family="paragraph" style:parent-style-name="Standard">
      <style:text-properties style:font-name="Calibri"/>
    </style:style>
    <style:style style:name="P10" style:family="paragraph" style:parent-style-name="Text_20_body">
      <style:text-properties fo:font-size="12pt" officeooo:paragraph-rsid="001f0ceb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2acfb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40735" officeooo:paragraph-rsid="00240735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40735"/>
    </style:style>
    <style:style style:name="T1" style:family="text">
      <style:text-properties fo:color="#333333" loext:opacity="100%"/>
    </style:style>
    <style:style style:name="T2" style:family="text">
      <style:text-properties fo:color="#333333" loext:opacity="100%" style:text-underline-style="solid" style:text-underline-width="auto" style:text-underline-color="font-color"/>
    </style:style>
    <style:style style:name="T3" style:family="text">
      <style:text-properties officeooo:rsid="0022acfb"/>
    </style:style>
    <style:style style:name="T4" style:family="text">
      <style:text-properties officeooo:rsid="00240735"/>
    </style:style>
    <style:style style:name="T5" style:family="text">
      <style:text-properties style:font-name="Lucida Sans1"/>
    </style:style>
    <style:style style:name="T6" style:family="text">
      <style:text-properties style:font-name="Calibr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extes </text:h>
      <text:h text:style-name="P2" text:outline-level="1" loext:marker-style-name="T1"><text:span text:style-name="T1">Sources pour le texte et les images de votre site : </text:span></text:h>
      <text:p text:style-name="P8" loext:marker-style-name="T1"><text:span text:style-name="T1">→ </text:span><text:span text:style-name="T2">Les sources doivent être citées en indiquant le lien</text:span></text:p>
      <text:p text:style-name="P10"/>
      <text:h text:style-name="P3" text:outline-level="2"><text:a xlink:type="simple" xlink:href="https://www.moncornerb.com/fr/content/15-conseil-maquillage" text:style-name="Internet_20_link" text:visited-style-name="Visited_20_Internet_20_Link">https://www.moncornerb.com/fr/content/15-conseil-maquillage</text:a></text:h>
      <text:h text:style-name="P4" text:outline-level="2">1/ Quel déodorant bio et naturel choisir ?</text:h>
      <text:p text:style-name="P12">Découvrez dans notre <text:span text:style-name="Strong_20_Emphasis">Guide Beauté Bio</text:span> de nombreux articles et conseils qui vous permettront de comprendre pourquoi il faut se mettre à la <text:span text:style-name="Strong_20_Emphasis">Cosmétique Bio</text:span>, quels sont les ingrédients toxiques à éviter, ceux à privilégier...Comment choisir un <text:span text:style-name="Strong_20_Emphasis">Shampoing Bio</text:span>, son <text:span text:style-name="Strong_20_Emphasis">Maquillage Bio</text:span> et une routine adaptée à son type de peau !</text:p>
      <text:p text:style-name="P12">Le <text:span text:style-name="Strong_20_Emphasis">déodorant</text:span> est un indispensable de la trousse de toilette : raison de plus pour <text:span text:style-name="Strong_20_Emphasis">bien le choisir</text:span>, en le préférant <text:span text:style-name="Strong_20_Emphasis">naturel et bio</text:span> ! Car dans ce secteur comme dans les autres domaines de l’hygiène et de la cosmétique, la liste des ingrédients réserve de bien mauvaises surprises.</text:p>
      <text:h text:style-name="P6" text:outline-level="3">Comment ça marche ?</text:h>
      <text:p text:style-name="P12">La <text:span text:style-name="Strong_20_Emphasis">transpiration</text:span> est un phénomène naturel. Bien qu’incommodante, elle est nécessaire à la bonne régulation de la température corporelle et à l’évacuation des déchets de l’organisme. Elle ne doit donc pas être empêchée, comme c’est le cas lorsqu’on utilise des <text:span text:style-name="Strong_20_Emphasis">anti-transpirants</text:span>.<text:line-break/>La sueur est composée d’eau, de minéraux et de lactate. En soi, elle ne sent pas mauvais : les responsables des odeurs sont les bactéries qui s’en nourrissent.</text:p>
      <text:p text:style-name="P12">Aussi, un <text:span text:style-name="Strong_20_Emphasis">déodorant bio</text:span> peut agir de différentes manières :</text:p>
      <text:p text:style-name="P12">• <text:s text:c="3"/>Il peut <text:span text:style-name="Strong_20_Emphasis">camoufler les mauvaises odeurs</text:span> derrière des senteurs agréables (parfums, huiles essentielles…)<text:line-break/>• <text:s text:c="3"/>Il peut <text:span text:style-name="Strong_20_Emphasis">absorber la sueur</text:span>, empêchant la multiplication des molécules odorantes (grâce à des poudres végétales ou minérales)<text:line-break/>• <text:s text:c="3"/>Il peut contenir des <text:span text:style-name="Strong_20_Emphasis">substances antibactériennes ou bactéricides</text:span>, qui les empêchent donc de se multiplier.<text:line-break/>Vous l’aurez compris, il est plus sain d’agir sur l’odeur, plutôt que sur la sueur en elle-même !</text:p>
      <text:p text:style-name="Standard">Des ingrédients dangereux dans les déodorants « classiques »</text:p>
      <text:p text:style-name="Standard">La plupart des déodorants « classiques » comportent des substances nocives. Parmi <text:span text:style-name="T3">les ingrédients à éviter</text:span>, on peut citer :<text:line-break/>• <text:s text:c="3"/>Les <text:span text:style-name="Strong_20_Emphasis">parabènes</text:span>, comme le propylbarabène ou le butylparabène, des conservateurs agissant comme perturbateurs endocriniens.<text:line-break/>• <text:s text:c="3"/>Les <text:span text:style-name="Strong_20_Emphasis">silicones</text:span> et leurs dérivés, comme le cyclopentasiloxane, qui perturbe également notre système hormonal.<text:line-break/>• <text:s text:c="3"/>L’<text:span text:style-name="Strong_20_Emphasis">alcool</text:span> et les <text:span text:style-name="Strong_20_Emphasis">parfums synthétiques</text:span>, très allergènes et à proscrire absolument en cas de peau sensible.<text:line-break/>• <text:s text:c="3"/>Le <text:span text:style-name="Strong_20_Emphasis">phénoxyéthanol</text:span>, un conservateur à éviter chez les femmes enceintes et les jeunes enfants.<text:line-break/><text:soft-page-break/>• <text:s text:c="3"/>Les <text:span text:style-name="Strong_20_Emphasis">gaz</text:span> (butane, propane, isobutane) hautement inflammables que l’on trouve dans les déodorants en spray.</text:p>
      <text:p text:style-name="P11"/>
      <text:p text:style-name="P15"><text:span text:style-name="T4">2/ </text:span>Quelle routine cheveux naturelle adopter?</text:p>
      <text:h text:style-name="P5" text:outline-level="2">Diagnostic capillaire: Ma routine cheveux sur mesure</text:h>
      <text:p text:style-name="P13">Texture, épaisseur, préoccupations… Il y a plusieurs éléments importants à prendre en compte pour trouver une routine capillaire qui vous convienne vraiment.</text:p>
      <text:p text:style-name="P14"/>
      <text:p text:style-name="P14">3/ conseils généraux</text:p>
      <text:h text:style-name="P5" text:outline-level="2">Cosmétique bio : mieux consommer</text:h>
      <text:p text:style-name="P12"/>
      <text:p text:style-name="Standard"><text:span text:style-name="T6">Se tourner vers la </text:span><text:span text:style-name="Strong_20_Emphasis"><text:span text:style-name="T6">cosmétique bio </text:span></text:span><text:span text:style-name="T6">est une manière de </text:span><text:span text:style-name="Strong_20_Emphasis"><text:span text:style-name="T6">mieux consommer, </text:span></text:span><text:span text:style-name="T6">d'être </text:span><text:span text:style-name="Strong_20_Emphasis"><text:span text:style-name="T6">éco-responsable </text:span></text:span><text:span text:style-name="T6">et de prendre soin de sa </text:span><text:span text:style-name="Strong_20_Emphasis"><text:span text:style-name="T6">santé</text:span></text:span><text:span text:style-name="T6">. Cette </text:span><text:span text:style-name="Strong_20_Emphasis"><text:span text:style-name="T6">cosmétique naturelle </text:span></text:span><text:span text:style-name="T6">est plus respectueuse de l’</text:span><text:span text:style-name="Strong_20_Emphasis"><text:span text:style-name="T6">environnement </text:span></text:span><text:span text:style-name="T6">puisqu’elle n’utilise </text:span><text:span text:style-name="Strong_20_Emphasis"><text:span text:style-name="T6">aucun ingrédient toxique</text:span></text:span><text:span text:style-name="T6">, dérivés d’hydrocarbures, </text:span><text:span text:style-name="Strong_20_Emphasis"><text:span text:style-name="T6">silicones</text:span></text:span><text:span text:style-name="T6"> ou autres ingrédients polluants. Les </text:span><text:span text:style-name="Strong_20_Emphasis"><text:span text:style-name="T6">packagings</text:span></text:span><text:span text:style-name="T6"> utilisés sont </text:span><text:span text:style-name="Strong_20_Emphasis"><text:span text:style-name="T6">biodégradables</text:span></text:span><text:span text:style-name="T6"> et/ou recyclables.</text:span></text:p>
      <text:p text:style-name="Standard"><text:span text:style-name="T6">Les</text:span><text:span text:style-name="Strong_20_Emphasis"><text:span text:style-name="T6">cosmétiques bio</text:span></text:span><text:span text:style-name="T6"> sont aussi respectueux de votre </text:span><text:span text:style-name="Strong_20_Emphasis"><text:span text:style-name="T6">santé</text:span></text:span><text:span text:style-name="T6">, de votre corps puisque sont bannis les</text:span><text:span text:style-name="Strong_20_Emphasis"><text:span text:style-name="T6">perturbateurs endocriniens</text:span></text:span><text:span text:style-name="T6">, potentiellement </text:span><text:span text:style-name="Strong_20_Emphasis"><text:span text:style-name="T6">cancérigènes</text:span></text:span><text:span text:style-name="T6"> ou irritants pour la peau, le plomb, les sels d'aluminium, SLS....Les ingrédients actifs utilisés, pénètrent la peau pour une </text:span><text:span text:style-name="Strong_20_Emphasis"><text:span text:style-name="T6">efficacité optimale</text:span></text:span><text:span text:style-name="T6"> et ne servent pas à fournir un </text:span><text:span text:style-name="Strong_20_Emphasis"><text:span text:style-name="T6">faux bénéfice</text:span></text:span><text:span text:style-name="T6"> comme les silicones qui rendent les cheveux plus souples mais qui les étouffent....Enfin, ils sont aussi </text:span><text:span text:style-name="Strong_20_Emphasis"><text:span text:style-name="T6">respectueux des animaux</text:span></text:span><text:span text:style-name="T6">, les tests cosmétiques sont interdits tout comme l’utilisation d’ingrédients qui provoquent la souffrance ou la mort de l’animal.</text:span></text:p>
      <text:p text:style-name="Standard"><text:span text:style-name="T6">Mais pour certains consommateurs, ce n'est pas suffiant. Leurs valeurs et leur réflexion, ont généré la création de nouvelles tendances dans l'univers de la </text:span><text:span text:style-name="Strong_20_Emphasis"><text:span text:style-name="T6">beauté bio.</text:span></text:span></text:p>
      <text:p text:style-name="P9"/>
      <text:p text:style-name="P9"/>
      <text:h text:style-name="P7" text:outline-level="3">La cosmétique vegan : Une tendance montante</text:h>
      <text:p text:style-name="P12"><text:span text:style-name="Strong_20_Emphasis">Tendance cosmétique</text:span>de plus en plus populaire, <text:span text:style-name="T4">la cosmétique vegan </text:span>refuse, non seulement les tests sur les animaux, mais également <text:span text:style-name="Strong_20_Emphasis">toute utilisation de matière première provenant de l'animal </text:span>ou issue de l'animale, comme le lait et le miel. Exit donc la <text:span text:style-name="Strong_20_Emphasis">cire d'abeille </text:span>largement utilisée dans les <text:span text:style-name="Strong_20_Emphasis">rouges à lèvres bio </text:span>et les baumes à lèvres, et tous les produits de la ruche (propolis, gelée roya<text:span text:style-name="T4">l</text:span>e, etc...), lait d’ânesse, et autre ingrédient souvent utilisé en <text:span text:style-name="Strong_20_Emphasis">cosmétique naturelle</text:span>. De la même manière, les emballages ne doivent pas utiliser de laine, de cuir… La <text:span text:style-name="Strong_20_Emphasis">cosmétique vegan </text:span>est une cosmétique <text:span text:style-name="Strong_20_Emphasis">zéro matière animale</text:span>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top="0cm" fo:margin-bottom="0.056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800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2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5:39:36.275000000</meta:creation-date>
    <dc:date>2025-05-26T15:57:58.878000000</dc:date>
    <meta:editing-duration>PT16M28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3" meta:word-count="697" meta:character-count="4621" meta:non-whitespace-character-count="3921"/>
  </office:meta>
</office:document-meta>
</file>